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78e7a" officeooo:paragraph-rsid="00078e7a" style:font-weight-asian="bold" style:font-weight-complex="bold"/>
    </style:style>
    <style:style style:name="P2" style:family="paragraph" style:parent-style-name="Standard">
      <style:paragraph-properties fo:text-align="start" style:justify-single-word="false"/>
      <style:text-properties fo:font-weight="bold" officeooo:rsid="00078e7a" officeooo:paragraph-rsid="00078e7a" style:font-weight-asian="bold" style:font-weight-complex="bold"/>
    </style:style>
    <style:style style:name="P3" style:family="paragraph" style:parent-style-name="Standard">
      <style:paragraph-properties fo:text-align="justify" style:justify-single-word="false"/>
      <style:text-properties fo:font-weight="bold" officeooo:rsid="000b2fa8" officeooo:paragraph-rsid="000b2fa8" style:font-weight-asian="bold" style:font-weight-complex="bold"/>
    </style:style>
    <style:style style:name="P4" style:family="paragraph" style:parent-style-name="Standard">
      <style:paragraph-properties fo:text-align="justify" style:justify-single-word="false"/>
      <style:text-properties fo:font-weight="bold" officeooo:rsid="000ba80b" officeooo:paragraph-rsid="000ba80b" style:font-weight-asian="bold" style:font-weight-complex="bold"/>
    </style:style>
    <style:style style:name="P5" style:family="paragraph" style:parent-style-name="Standard">
      <style:paragraph-properties fo:text-align="justify" style:justify-single-word="false"/>
      <style:text-properties fo:font-weight="bold" officeooo:rsid="000bb9e5" officeooo:paragraph-rsid="000bb9e5" style:font-weight-asian="bold" style:font-weight-complex="bold"/>
    </style:style>
    <style:style style:name="P6" style:family="paragraph" style:parent-style-name="Standard">
      <style:paragraph-properties fo:text-align="justify" style:justify-single-word="false"/>
      <style:text-properties officeooo:paragraph-rsid="00078e7a"/>
    </style:style>
    <style:style style:name="P7" style:family="paragraph" style:parent-style-name="Standard">
      <style:paragraph-properties fo:text-align="justify" style:justify-single-word="false"/>
      <style:text-properties officeooo:paragraph-rsid="0008aecd"/>
    </style:style>
    <style:style style:name="P8" style:family="paragraph" style:parent-style-name="Standard">
      <style:paragraph-properties fo:text-align="justify" style:justify-single-word="false"/>
      <style:text-properties officeooo:rsid="000a60c9" officeooo:paragraph-rsid="000a60c9"/>
    </style:style>
    <style:style style:name="T1" style:family="text">
      <style:text-properties fo:font-weight="normal" style:font-weight-asian="normal" style:font-weight-complex="normal"/>
    </style:style>
    <style:style style:name="T2" style:family="text">
      <style:text-properties fo:font-weight="normal" officeooo:rsid="00078e7a" style:font-weight-asian="normal" style:font-weight-complex="normal"/>
    </style:style>
    <style:style style:name="T3" style:family="text">
      <style:text-properties fo:font-weight="normal" officeooo:rsid="0008aecd" style:font-weight-asian="normal" style:font-weight-complex="normal"/>
    </style:style>
    <style:style style:name="T4" style:family="text">
      <style:text-properties fo:font-weight="bold" officeooo:rsid="00078e7a" style:font-weight-asian="bold"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078e7a"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kanun</text:p>
      <text:p text:style-name="P1">The Fate of Dead Man</text:p>
      <text:p text:style-name="P2"/>
      <text:p text:style-name="P6"><text:span text:style-name="T4">Sinopse: </text:span><text:span text:style-name="T2">Em Akranun Fate of Dead Man você assumirá o papel de um prisioneiro da Santa Inquisição que está acorrentado prestes a morrer. Neste momento eis que surge um ser na frente dele que se identifica como o “</text:span><text:span text:style-name="T6">Senhor do Caos</text:span><text:span text:style-name="T2">”, ele explica ao prisioneiro que </text:span><text:span text:style-name="T3">todas</text:span><text:span text:style-name="T2"> as torturas </text:span><text:span text:style-name="T3">que ele sofreu destruíram a mente dele e por isso ele não se lembra nem sequer do seu nome e que sua cina está traçada… Assim como destino de todo o reino e isso o deixava muito aborrecido, pois ele era o senhor do Caos, pra imprevisibilidade, do acaso.</text:span></text:p>
      <text:p text:style-name="P6"><text:span text:style-name="T3"/></text:p>
      <text:p text:style-name="P7"><text:span text:style-name="T1">Em seguida o “</text:span><text:span text:style-name="T5">Senhor do Caos</text:span><text:span text:style-name="T1">” </text:span><text:span text:style-name="T3">diz ao prisioneiro que teve sua melhor ideia, ele vai tornar ele, um homem morto, um homem com o destino traçado, no seu Agente do Caos. Desta forma ele irá restaurar todas as forças do prisioneiro e em seguida permitirá a ele ver através de todo o caos e imprevisibilidade o destino mais provável, podendo antever a sua morte e assim evitá-la tornando-se imortal. Outro ponto é que ele dará a ele poder viajar através das infinitas realidades, movendo-se mentalmente ou fisicamente através do espaço-tempo permitindo a ele ver todos os diferentes desdobramentos de suas ações.</text:span></text:p>
      <text:p text:style-name="P7"><text:span text:style-name="T3"/></text:p>
      <text:p text:style-name="P8"><text:span text:style-name="T3">É </text:span><text:span text:style-name="T1">nesse momento que o prisioneiro pergunta a ele, com as forças que lhe restam: “O que você... quer de mim… o que você… quer… em troca?”, o senhor do Caos se vira e diz: Nada. Você não tem nada a oferecer, é um moribundo perto da morte… Não existe uma missão que ele deva cumprir, um propósito… Não você é um agente do caos e como tal tem a liberdade de fazer o que quiser, se quiser descobrir quem é, se vigar de quem o colocou aqui… a escolha é sua, o que ele está interessado é quebrar as estruturas de ordem que condenam o mundo e dar o poder ilimitado a um prisioneiro perto da morte sem lhe atribuir propósito algum, parece ser a escolha menos provável e por isso ele está ali.</text:span></text:p>
      <text:p text:style-name="P8"><text:span text:style-name="T1"/></text:p>
      <text:p text:style-name="P8"><text:span text:style-name="T1">Ele então diz que chega de papo, toca o peito do prisioneiro que então desmaia, quando ele acorda ele está solto no chão de sua cela e é aqui que o jogo começa.</text:span></text:p>
      <text:p text:style-name="P8"><text:span text:style-name="T1"/></text:p>
      <text:p text:style-name="P3">Imortalidade: <text:span text:style-name="T1">O jogador de fato não é imortal, ao longo do jogo ele encontrará fogueiras onde ele pode descansar, ao fazer ele isso será considerado como se ele tive atingido um checkpoint. Tova vez que ele morrer para um inimigo no jogo, mostra-se uma animação de retina que volta ao personagem no checkpoint, dando a entender que aquela morte foi uma visão e que não ocorreu de verdade.</text:span></text:p>
      <text:p text:style-name="P3"><text:span text:style-name="T1"/></text:p>
      <text:p text:style-name="P3"><text:span text:style-name="T1">Não existem mecânicas adicionais, toda vez que o jogador morre ele volta ao checkpoint e tudo aquilo que ocorreu após o checkpoint é perdido. Porém no momento em que ele ativa o checkpoint ele guarda seu progresso.</text:span></text:p>
      <text:p text:style-name="P3"><text:span text:style-name="T1"/></text:p>
      <text:p text:style-name="P4">Viagem Planar: <text:span text:style-name="T1">Toda vez que o personagem ativa um checkpoint ele poderá ativa a viagem planar, a viajam planar permite a ele viajar entres os infinitos planos de existência, desta forma ele verá uma árvore, onde é desenhado toda a sua trajetória, toda vez que ele toma uma decisão importante essa árvore cria um novo galho, assim ele pode voltar ao momento da decisão e tomar a decisão oposta gerando uma nova realidade… mas sem perder a anterior, ele passa a poder trafegar livremente entre ambas.</text:span></text:p>
      <text:p text:style-name="P4"><text:span text:style-name="T1"/></text:p>
      <text:p text:style-name="P5">Objetivos: <text:span text:style-name="T1">O principal objetivo velado do jogo é o prisioneiro descobrir quem ele é, toda vez que ele realiza uma missão que envolver algo de seu passado ele tem um flashback que permite a ele </text:span><text:soft-page-break/><text:span text:style-name="T1">lembrar um fragmento de sua história, esses fragmentos são revelados de acordo com as escolhas que jogador faz, assim o seu passado na verdade se torna um reflexo de suas ações no presente. </text:span></text:p>
      <text:p text:style-name="P8"><text:span text:style-name="T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2T19:05:26.259000000</meta:creation-date>
    <dc:date>2020-11-22T19:43:26.489000000</dc:date>
    <meta:editing-duration>PT14M58S</meta:editing-duration>
    <meta:editing-cycles>4</meta:editing-cycles>
    <meta:generator>LibreOffice/6.4.5.2$Windows_X86_64 LibreOffice_project/a726b36747cf2001e06b58ad5db1aa3a9a1872d6</meta:generator>
    <meta:document-statistic meta:table-count="0" meta:image-count="0" meta:object-count="0" meta:page-count="2" meta:paragraph-count="10" meta:word-count="633" meta:character-count="3491" meta:non-whitespace-character-count="2867"/>
  </office:meta>
</office:document-meta>
</file>